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d1117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d1117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e6edf3" loext:opacity="100%" style:font-name="Segoe UI" fo:font-size="11.1000003814697pt" fo:font-weight="bold" style:font-name-asian="Segoe UI" style:font-size-asian="11.1000003814697pt" style:font-weight-asian="bold" style:font-name-complex="Segoe UI" style:font-size-complex="11.1000003814697pt" style:font-weight-complex="bold"/>
    </style:style>
    <style:style style:name="T2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111cm" svg:height="0.518cm" svg:x="2.54cm" svg:y="2.539cm" svg:viewBox="0 0 5112 519" draw:points="0,519 5112,519 5112,0 0,0">
          <text:p/>
        </draw:polygon>
        <draw:frame draw:style-name="gr2" draw:text-style-name="P3" draw:layer="layout" svg:width="6.2cm" svg:height="0.454cm" svg:x="2.541cm" svg:y="2.598cm">
          <draw:text-box>
            <text:p text:style-name="P2"><text:span text:style-name="T1">3bit_Sync_U</text:span><text:span text:style-name="T1">pDown_Cou</text:span><text:span text:style-name="T1">nte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813cm" svg:height="0.454cm" svg:x="2.541cm" svg:y="4.224cm">
          <draw:text-box>
            <text:p text:style-name="P2"><text:span text:style-name="T2">/* During wave </text:span><text:span text:style-name="T2">simulation in </text:span><text:span text:style-name="T2">ModelSim, </text:span></text:p>
          </draw:text-box>
        </draw:frame>
        <draw:frame draw:style-name="gr2" draw:text-style-name="P3" draw:layer="layout" svg:width="5.759cm" svg:height="0.454cm" svg:x="2.541cm" svg:y="5.02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C</text:span><text:span text:style-name="T2">l</text:span><text:span text:style-name="T2">k</text:span><text:span text:style-name="T2"> </text:span><text:span text:style-name="T2">a</text:span><text:span text:style-name="T2">s</text:span><text:span text:style-name="T2"> </text:span><text:span text:style-name="T2">c</text:span><text:span text:style-name="T2">l</text:span><text:span text:style-name="T2">o</text:span><text:span text:style-name="T2">c</text:span><text:span text:style-name="T2">k</text:span><text:span text:style-name="T2">. </text:span></text:p>
          </draw:text-box>
        </draw:frame>
        <draw:frame draw:style-name="gr2" draw:text-style-name="P3" draw:layer="layout" svg:width="9.464cm" svg:height="0.454cm" svg:x="2.541cm" svg:y="5.811cm">
          <draw:text-box>
            <text:p text:style-name="P2"><text:span text:style-name="T2">F</text:span><text:span text:style-name="T2">o</text:span><text:span text:style-name="T2">r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 </text:span><text:span text:style-name="T2">C</text:span><text:span text:style-name="T2">l</text:span><text:span text:style-name="T2">r</text:span><text:span text:style-name="T2"> </text:span><text:span text:style-name="T2">t</text:span><text:span text:style-name="T2">o</text:span><text:span text:style-name="T2"> </text:span><text:span text:style-name="T2">0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r</text:span><text:span text:style-name="T2">u</text:span><text:span text:style-name="T2">n</text:span><text:span text:style-name="T2">. </text:span><text:span text:style-name="T2"><text:s/></text:span></text:p>
          </draw:text-box>
        </draw:frame>
        <draw:frame draw:style-name="gr2" draw:text-style-name="P3" draw:layer="layout" svg:width="7.817cm" svg:height="0.454cm" svg:x="2.541cm" svg:y="6.607cm">
          <draw:text-box>
            <text:p text:style-name="P2"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r</text:span><text:span text:style-name="T2">u</text:span><text:span text:style-name="T2">n</text:span><text:span text:style-name="T2">, </text:span><text:span text:style-name="T2">f</text:span><text:span text:style-name="T2">o</text:span><text:span text:style-name="T2">r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1</text:span><text:span text:style-name="T2">. </text:span><text:span text:style-name="T2"><text:s/></text:span></text:p>
          </draw:text-box>
        </draw:frame>
        <draw:frame draw:style-name="gr2" draw:text-style-name="P3" draw:layer="layout" svg:width="0.451cm" svg:height="0.454cm" svg:x="2.541cm" svg:y="7.399cm">
          <draw:text-box>
            <text:p text:style-name="P2"><text:span text:style-name="T2">*/ </text:span></text:p>
          </draw:text-box>
        </draw:frame>
        <draw:frame draw:style-name="gr2" draw:text-style-name="P3" draw:layer="layout" svg:width="7.813cm" svg:height="0.454cm" svg:x="2.541cm" svg:y="8.195cm">
          <draw:text-box>
            <text:p text:style-name="P2"><text:span text:style-name="T2">module JK_FlipFlop(Q, Qb, J, </text:span><text:span text:style-name="T2">K, Clk, Clr); </text:span></text:p>
          </draw:text-box>
        </draw:frame>
        <draw:frame draw:style-name="gr2" draw:text-style-name="P3" draw:layer="layout" svg:width="0.388cm" svg:height="0.454cm" svg:x="2.541cm" svg:y="8.9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3cm" svg:height="0.454cm" svg:x="3.811cm" svg:y="8.988cm">
          <draw:text-box>
            <text:p text:style-name="P2"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J</text:span><text:span text:style-name="T2">, </text:span><text:span text:style-name="T2">K</text:span><text:span text:style-name="T2">, </text:span><text:span text:style-name="T2">C</text:span><text:span text:style-name="T2">l</text:span><text:span text:style-name="T2">k</text:span><text:span text:style-name="T2">, </text:span><text:span text:style-name="T2">C</text:span><text:span text:style-name="T2">l</text:span><text:span text:style-name="T2">r</text:span><text:span text:style-name="T2">; </text:span></text:p>
          </draw:text-box>
        </draw:frame>
        <draw:frame draw:style-name="gr2" draw:text-style-name="P3" draw:layer="layout" svg:width="0.388cm" svg:height="0.454cm" svg:x="2.541cm" svg:y="9.7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9.779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10.5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69cm" svg:height="0.454cm" svg:x="3.811cm" svg:y="10.575cm">
          <draw:text-box>
            <text:p text:style-name="P2"><text:span text:style-name="T2">wire w1, </text:span><text:span text:style-name="T2">w2, w3, w4, </text:span><text:span text:style-name="T2">w5, Q1, </text:span><text:span text:style-name="T2">Qb1, Clkb; </text:span></text:p>
          </draw:text-box>
        </draw:frame>
        <draw:frame draw:style-name="gr2" draw:text-style-name="P3" draw:layer="layout" svg:width="0.388cm" svg:height="0.454cm" svg:x="2.541cm" svg:y="11.3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1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12.163cm">
          <draw:text-box>
            <text:p text:style-name="P2"><text:span text:style-name="T2">nand(w1, J, Qb, Clk, Clr); </text:span></text:p>
          </draw:text-box>
        </draw:frame>
        <draw:frame draw:style-name="gr2" draw:text-style-name="P3" draw:layer="layout" svg:width="0.388cm" svg:height="0.454cm" svg:x="2.541cm" svg:y="12.9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03cm" svg:height="0.454cm" svg:x="3.811cm" svg:y="12.954cm">
          <draw:text-box>
            <text:p text:style-name="P2"><text:span text:style-name="T2">nand(w2, K, Q, Clk); </text:span></text:p>
          </draw:text-box>
        </draw:frame>
        <draw:frame draw:style-name="gr2" draw:text-style-name="P3" draw:layer="layout" svg:width="0.388cm" svg:height="0.454cm" svg:x="2.541cm" svg:y="13.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7cm" svg:height="0.454cm" svg:x="3.811cm" svg:y="13.75cm">
          <draw:text-box>
            <text:p text:style-name="P2"><text:span text:style-name="T2">nand(Q1, w1, Qb1); </text:span></text:p>
          </draw:text-box>
        </draw:frame>
        <draw:frame draw:style-name="gr2" draw:text-style-name="P3" draw:layer="layout" svg:width="0.388cm" svg:height="0.454cm" svg:x="2.541cm" svg:y="14.5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735cm" svg:height="0.454cm" svg:x="3.811cm" svg:y="14.542cm">
          <draw:text-box>
            <text:p text:style-name="P2"><text:span text:style-name="T2">nand(Qb1, w2, Q1, Clr); </text:span></text:p>
          </draw:text-box>
        </draw:frame>
        <draw:frame draw:style-name="gr2" draw:text-style-name="P3" draw:layer="layout" svg:width="0.388cm" svg:height="0.454cm" svg:x="2.541cm" svg:y="15.3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98cm" svg:height="0.454cm" svg:x="3.811cm" svg:y="16.13cm">
          <draw:text-box>
            <text:p text:style-name="P2"><text:span text:style-name="T2">not(Clkb, Clk); </text:span></text:p>
          </draw:text-box>
        </draw:frame>
        <draw:frame draw:style-name="gr2" draw:text-style-name="P3" draw:layer="layout" svg:width="0.388cm" svg:height="0.454cm" svg:x="2.541cm" svg:y="16.9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98cm" svg:height="0.454cm" svg:x="3.811cm" svg:y="17.717cm">
          <draw:text-box>
            <text:p text:style-name="P2"><text:span text:style-name="T2">nand(w3, Q1, Clkb); </text:span></text:p>
          </draw:text-box>
        </draw:frame>
        <draw:frame draw:style-name="gr2" draw:text-style-name="P3" draw:layer="layout" svg:width="0.388cm" svg:height="0.454cm" svg:x="2.541cm" svg:y="18.5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44cm" svg:height="0.454cm" svg:x="3.811cm" svg:y="18.509cm">
          <draw:text-box>
            <text:p text:style-name="P2"><text:span text:style-name="T2">nand(w4, Qb1, Clkb); </text:span></text:p>
          </draw:text-box>
        </draw:frame>
        <draw:frame draw:style-name="gr2" draw:text-style-name="P3" draw:layer="layout" svg:width="0.388cm" svg:height="0.454cm" svg:x="2.541cm" svg:y="19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48cm" svg:height="0.454cm" svg:x="3.811cm" svg:y="19.305cm">
          <draw:text-box>
            <text:p text:style-name="P2"><text:span text:style-name="T2">nand(Q, w3, Qb); </text:span></text:p>
          </draw:text-box>
        </draw:frame>
        <draw:frame draw:style-name="gr2" draw:text-style-name="P3" draw:layer="layout" svg:width="0.388cm" svg:height="0.454cm" svg:x="2.541cm" svg:y="20.0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35cm" svg:height="0.454cm" svg:x="3.811cm" svg:y="20.097cm">
          <draw:text-box>
            <text:p text:style-name="P2"><text:span text:style-name="T2">nand(Qb, w4, Q, Clr); </text:span></text:p>
          </draw:text-box>
        </draw:frame>
        <draw:frame draw:style-name="gr2" draw:text-style-name="P3" draw:layer="layout" svg:width="2.318cm" svg:height="0.454cm" svg:x="2.541cm" svg:y="20.889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1.6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91cm" svg:height="0.454cm" svg:x="2.541cm" svg:y="22.477cm">
          <draw:text-box>
            <text:p text:style-name="P2"><text:span text:style-name="T2">/* Dependencies: JK Flip-Flop */ </text:span></text:p>
          </draw:text-box>
        </draw:frame>
        <draw:frame draw:style-name="gr2" draw:text-style-name="P3" draw:layer="layout" svg:width="7.813cm" svg:height="0.454cm" svg:x="2.541cm" svg:y="23.273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24.064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24.856cm">
          <draw:text-box>
            <text:p text:style-name="P2"><text:span text:style-name="T2">Force the value of Clr to 0 only for the first run. <text:s/>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7.817cm" svg:height="0.454cm" svg:x="2.541cm" svg:y="2.548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3.339cm">
          <draw:text-box>
            <text:p text:style-name="P2"><text:span text:style-name="T2">*/ </text:span></text:p>
          </draw:text-box>
        </draw:frame>
        <draw:frame draw:style-name="gr2" draw:text-style-name="P3" draw:layer="layout" svg:width="7.305cm" svg:height="0.454cm" svg:x="2.541cm" svg:y="4.135cm">
          <draw:text-box>
            <text:p text:style-name="P2"><text:span text:style-name="T2">module T_FlipFlop(Q, Qb, T, Clk, Clr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53cm" svg:height="0.454cm" svg:x="3.811cm" svg:y="4.927cm">
          <draw:text-box>
            <text:p text:style-name="P2"><text:span text:style-name="T2">input T, Clk, Clr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5.723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5cm" svg:height="0.454cm" svg:x="3.811cm" svg:y="7.31cm">
          <draw:text-box>
            <text:p text:style-name="P2"><text:span text:style-name="T2">JK_FlipFlop JKFF(Q, Qb, T, T, Clk, Clr); </text:span></text:p>
          </draw:text-box>
        </draw:frame>
        <draw:frame draw:style-name="gr2" draw:text-style-name="P3" draw:layer="layout" svg:width="2.322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43cm" svg:height="0.454cm" svg:x="2.541cm" svg:y="10.482cm">
          <draw:text-box>
            <text:p text:style-name="P2"><text:span text:style-name="T2">/* Dependencies: JK Flip-Flop, T Flip-Flop */ </text:span></text:p>
          </draw:text-box>
        </draw:frame>
        <draw:frame draw:style-name="gr2" draw:text-style-name="P3" draw:layer="layout" svg:width="7.813cm" svg:height="0.454cm" svg:x="2.541cm" svg:y="11.278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12.069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12.861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13.657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14.449cm">
          <draw:text-box>
            <text:p text:style-name="P2"><text:span text:style-name="T2">*/ </text:span></text:p>
          </draw:text-box>
        </draw:frame>
        <draw:frame draw:style-name="gr2" draw:text-style-name="P3" draw:layer="layout" svg:width="8.045cm" svg:height="0.454cm" svg:x="2.541cm" svg:y="15.245cm">
          <draw:text-box>
            <text:p text:style-name="P2"><text:span text:style-name="T2">module UpDown_Counter(Q, M, Clk, Clr)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51cm" svg:height="0.454cm" svg:x="3.811cm" svg:y="16.037cm">
          <draw:text-box>
            <text:p text:style-name="P2"><text:span text:style-name="T2">input M, Clk, Clr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2cm" svg:height="0.454cm" svg:x="3.811cm" svg:y="16.833cm">
          <draw:text-box>
            <text:p text:style-name="P2"><text:span text:style-name="T2">output [2:0] Q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17cm" svg:height="0.454cm" svg:x="3.811cm" svg:y="17.624cm">
          <draw:text-box>
            <text:p text:style-name="P2"><text:span text:style-name="T2">wire [2:0] Qb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78cm" svg:height="0.454cm" svg:x="3.811cm" svg:y="18.416cm">
          <draw:text-box>
            <text:p text:style-name="P2"><text:span text:style-name="T2">wire Mb, and1, and2, and3, and4, t2, t3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233cm" svg:height="0.454cm" svg:x="3.811cm" svg:y="20.003cm">
          <draw:text-box>
            <text:p text:style-name="P2"><text:span text:style-name="T2">not(Mb,M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01cm" svg:height="0.454cm" svg:x="3.811cm" svg:y="20.8cm">
          <draw:text-box>
            <text:p text:style-name="P2"><text:span text:style-name="T2">T_FlipFlop TFF1(Q[0], Qb[0], 1, Clk, Clr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97cm" svg:height="0.454cm" svg:x="3.811cm" svg:y="21.592cm">
          <draw:text-box>
            <text:p text:style-name="P2"><text:span text:style-name="T2">and(and1, Q[0], Mb)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97cm" svg:height="0.454cm" svg:x="3.811cm" svg:y="22.388cm">
          <draw:text-box>
            <text:p text:style-name="P2"><text:span text:style-name="T2">and(and2, Qb[0], M)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08cm" svg:height="0.454cm" svg:x="3.811cm" svg:y="23.179cm">
          <draw:text-box>
            <text:p text:style-name="P2"><text:span text:style-name="T2">or(t2, and1, and2)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54cm" svg:height="0.454cm" svg:x="3.811cm" svg:y="24.767cm">
          <draw:text-box>
            <text:p text:style-name="P2"><text:span text:style-name="T2">T_FlipFlop TFF2(Q[1], Qb[1], t2, Clk, Clr); </text:span></text:p>
          </draw:text-box>
        </draw:frame>
      </draw:page>
      <draw:page draw:name="page3" draw:style-name="dp1" draw:master-page-name="master-page20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595cm" svg:height="0.454cm" svg:x="3.811cm" svg:y="2.548cm">
          <draw:text-box>
            <text:p text:style-name="P2"><text:span text:style-name="T2">and(and3, Q[1], and1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41cm" svg:height="0.454cm" svg:x="3.811cm" svg:y="3.339cm">
          <draw:text-box>
            <text:p text:style-name="P2"><text:span text:style-name="T2">and(and4, Qb[1], and2)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08cm" svg:height="0.454cm" svg:x="3.811cm" svg:y="4.135cm">
          <draw:text-box>
            <text:p text:style-name="P2"><text:span text:style-name="T2">or(t3, and3, and4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54cm" svg:height="0.454cm" svg:x="3.811cm" svg:y="5.723cm">
          <draw:text-box>
            <text:p text:style-name="P2"><text:span text:style-name="T2">T_FlipFlop TFF3(Q[2], Qb[2], t3, Clk, Clr); </text:span></text:p>
          </draw:text-box>
        </draw:frame>
        <draw:frame draw:style-name="gr2" draw:text-style-name="P3" draw:layer="layout" svg:width="2.322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4.102cm" svg:height="0.518cm" svg:x="2.54cm" svg:y="2.539cm" svg:viewBox="0 0 4103 519" draw:points="0,519 4103,519 4103,0 0,0">
          <text:p/>
        </draw:polygon>
        <draw:frame draw:style-name="gr2" draw:text-style-name="P3" draw:layer="layout" svg:width="5.061cm" svg:height="0.454cm" svg:x="2.541cm" svg:y="2.598cm">
          <draw:text-box>
            <text:p text:style-name="P2"><text:span text:style-name="T1">4bit_Adder_Subtracto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73cm" svg:height="0.454cm" svg:x="2.541cm" svg:y="5.066cm">
          <draw:text-box>
            <text:p text:style-name="P2"><text:span text:style-name="T2">module Half_Adder(sum, cout, a, b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106cm" svg:height="0.454cm" svg:x="3.811cm" svg:y="5.858cm">
          <draw:text-box>
            <text:p text:style-name="P2"><text:span text:style-name="T2">input a, b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6.654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91cm" svg:height="0.454cm" svg:x="3.811cm" svg:y="8.237cm">
          <draw:text-box>
            <text:p text:style-name="P2"><text:span text:style-name="T2">xor(sum, a, b); 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14cm" svg:height="0.454cm" svg:x="3.811cm" svg:y="9.034cm">
          <draw:text-box>
            <text:p text:style-name="P2"><text:span text:style-name="T2">and(cout, a, b); </text:span></text:p>
          </draw:text-box>
        </draw:frame>
        <draw:frame draw:style-name="gr2" draw:text-style-name="P3" draw:layer="layout" svg:width="2.318cm" svg:height="0.454cm" svg:x="2.541cm" svg:y="9.826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83cm" svg:height="0.454cm" svg:x="2.541cm" svg:y="12.209cm">
          <draw:text-box>
            <text:p text:style-name="P2"><text:span text:style-name="T2">/* Dependencies: Half_Adder */ </text:span></text:p>
          </draw:text-box>
        </draw:frame>
        <draw:frame draw:style-name="gr2" draw:text-style-name="P3" draw:layer="layout" svg:width="7.906cm" svg:height="0.454cm" svg:x="2.541cm" svg:y="13.001cm">
          <draw:text-box>
            <text:p text:style-name="P2"><text:span text:style-name="T2">module Full_Adder(sum, cout, a, b, cin); </text:span></text:p>
          </draw:text-box>
        </draw:frame>
        <draw:frame draw:style-name="gr2" draw:text-style-name="P3" draw:layer="layout" svg:width="0.388cm" svg:height="0.454cm" svg:x="2.541cm" svg:y="13.7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3.792cm">
          <draw:text-box>
            <text:p text:style-name="P2"><text:span text:style-name="T2">input a, b, cin;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14.589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15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4cm" svg:height="0.454cm" svg:x="3.811cm" svg:y="15.381cm">
          <draw:text-box>
            <text:p text:style-name="P2"><text:span text:style-name="T2">wire s1, cout1, cout2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394cm" svg:height="0.454cm" svg:x="3.811cm" svg:y="16.968cm">
          <draw:text-box>
            <text:p text:style-name="P2"><text:span text:style-name="T2">Half_Adder HA1(s1, cout1, a, b)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13cm" svg:height="0.454cm" svg:x="3.811cm" svg:y="17.76cm">
          <draw:text-box>
            <text:p text:style-name="P2"><text:span text:style-name="T2">Half_Adder HA2(sum, cout2, s1, cin); 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57cm" svg:height="0.454cm" svg:x="3.811cm" svg:y="18.556cm">
          <draw:text-box>
            <text:p text:style-name="P2"><text:span text:style-name="T2">or(cout,cout1,cout2); </text:span></text:p>
          </draw:text-box>
        </draw:frame>
        <draw:frame draw:style-name="gr2" draw:text-style-name="P3" draw:layer="layout" svg:width="2.318cm" svg:height="0.454cm" svg:x="2.541cm" svg:y="19.347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73cm" svg:height="0.454cm" svg:x="2.541cm" svg:y="21.732cm">
          <draw:text-box>
            <text:p text:style-name="P2"><text:span text:style-name="T2">/* Dependencies: Half_Adder, Full_Adder */ </text:span></text:p>
          </draw:text-box>
        </draw:frame>
        <draw:frame draw:style-name="gr2" draw:text-style-name="P3" draw:layer="layout" svg:width="9.044cm" svg:height="0.454cm" svg:x="2.541cm" svg:y="22.523cm">
          <draw:text-box>
            <text:p text:style-name="P2"><text:span text:style-name="T2">module Four_bit_Full_Adder(cout, s, a, b, cin)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23.315cm">
          <draw:text-box>
            <text:p text:style-name="P2"><text:span text:style-name="T2">input [3:0]a,b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24.111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24.902cm">
          <draw:text-box>
            <text:p text:style-name="P2"><text:span text:style-name="T2">output cout; </text:span></text:p>
          </draw:text-box>
        </draw:frame>
      </draw:page>
      <draw:page draw:name="page5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96cm" svg:height="0.454cm" svg:x="3.811cm" svg:y="2.548cm">
          <draw:text-box>
            <text:p text:style-name="P2"><text:span text:style-name="T2">output [3:0]s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51cm" svg:height="0.454cm" svg:x="3.811cm" svg:y="3.339cm">
          <draw:text-box>
            <text:p text:style-name="P2"><text:span text:style-name="T2">wire c0,c1,c2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91cm" svg:height="0.454cm" svg:x="3.811cm" svg:y="4.927cm">
          <draw:text-box>
            <text:p text:style-name="P2"><text:span text:style-name="T2">Full_Adder f1(s[0],c0,a[0],b[0],cin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5.723cm">
          <draw:text-box>
            <text:p text:style-name="P2"><text:span text:style-name="T2">Full_Adder f2(s[1],c1,a[1],b[1],c0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6.514cm">
          <draw:text-box>
            <text:p text:style-name="P2"><text:span text:style-name="T2">Full_Adder f3(s[2],c2,a[2],b[2],c1)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1cm" svg:height="0.454cm" svg:x="3.811cm" svg:y="7.31cm">
          <draw:text-box>
            <text:p text:style-name="P2"><text:span text:style-name="T2">Full_Adder f4(s[3],cout,a[3],b[3],c2); </text:span></text:p>
          </draw:text-box>
        </draw:frame>
        <draw:frame draw:style-name="gr2" draw:text-style-name="P3" draw:layer="layout" svg:width="2.322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716cm" svg:height="0.454cm" svg:x="2.541cm" svg:y="10.482cm">
          <draw:text-box>
            <text:p text:style-name="P2"><text:span text:style-name="T2">/* Dependencies: Half_Adder, Full_Adder, 4bit_Full_Adder */ </text:span></text:p>
          </draw:text-box>
        </draw:frame>
        <draw:frame draw:style-name="gr2" draw:text-style-name="P3" draw:layer="layout" svg:width="10.408cm" svg:height="0.454cm" svg:x="2.541cm" svg:y="11.278cm">
          <draw:text-box>
            <text:p text:style-name="P2"><text:span text:style-name="T2">module Four_bit_Adder_Subtractor(cout, s, a, b, cin)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076cm" svg:height="0.454cm" svg:x="3.811cm" svg:y="12.069cm">
          <draw:text-box>
            <text:p text:style-name="P2"><text:span text:style-name="T2">// if cin=0, works as a adder. else, works as a subtractor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64cm" svg:height="0.454cm" svg:x="3.811cm" svg:y="12.861cm">
          <draw:text-box>
            <text:p text:style-name="P2"><text:span text:style-name="T2">input [3:0] a, b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13.657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14.449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6.35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15.245cm">
          <draw:text-box>
            <text:p text:style-name="P2"><text:span text:style-name="T2">output [3:0] s; </text:span></text:p>
          </draw:text-box>
        </draw:frame>
        <draw:frame draw:style-name="gr2" draw:text-style-name="P3" draw:layer="layout" svg:width="0.388cm" svg:height="0.454cm" svg:x="6.35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cm" svg:height="0.454cm" svg:x="3.811cm" svg:y="16.037cm">
          <draw:text-box>
            <text:p text:style-name="P2"><text:span text:style-name="T2">wire [3:0] cin_xor_b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7.624cm">
          <draw:text-box>
            <text:p text:style-name="P2"><text:span text:style-name="T2">xor(cin_xor_b[0], b[0], cin)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8.416cm">
          <draw:text-box>
            <text:p text:style-name="P2"><text:span text:style-name="T2">xor(cin_xor_b[1], b[1], cin)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9.212cm">
          <draw:text-box>
            <text:p text:style-name="P2"><text:span text:style-name="T2">xor(cin_xor_b[2], b[2], cin); 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20.003cm">
          <draw:text-box>
            <text:p text:style-name="P2"><text:span text:style-name="T2">xor(cin_xor_b[3], b[3], cin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887cm" svg:height="0.454cm" svg:x="3.811cm" svg:y="21.592cm">
          <draw:text-box>
            <text:p text:style-name="P2"><text:span text:style-name="T2">Four_bit_Full_Adder FFA(cout, s, a, cin_xor_b, cin); </text:span></text:p>
          </draw:text-box>
        </draw:frame>
        <draw:frame draw:style-name="gr2" draw:text-style-name="P3" draw:layer="layout" svg:width="2.318cm" svg:height="0.454cm" svg:x="2.541cm" svg:y="22.388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605cm" svg:height="0.454cm" svg:x="2.541cm" svg:y="23.971cm">
          <draw:text-box>
            <text:p text:style-name="P2"><text:span text:style-name="T2">module Four_bit_Adder_Subtractor_tb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9cm" svg:height="0.454cm" svg:x="3.811cm" svg:y="24.767cm">
          <draw:text-box>
            <text:p text:style-name="P2"><text:span text:style-name="T2">reg [3:0] a,b; </text:span></text:p>
          </draw:text-box>
        </draw:frame>
      </draw:page>
      <draw:page draw:name="page6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21cm" svg:height="0.454cm" svg:x="3.811cm" svg:y="2.548cm">
          <draw:text-box>
            <text:p text:style-name="P2"><text:span text:style-name="T2">reg cin; <text:s/>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59cm" svg:height="0.454cm" svg:x="3.811cm" svg:y="3.339cm">
          <draw:text-box>
            <text:p text:style-name="P2"><text:span text:style-name="T2">wire cout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7cm" svg:height="0.454cm" svg:x="3.811cm" svg:y="4.135cm">
          <draw:text-box>
            <text:p text:style-name="P2"><text:span text:style-name="T2">wire [3:0] s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0.441cm" svg:height="0.454cm" svg:x="3.811cm" svg:y="5.723cm">
          <draw:text-box>
            <text:p text:style-name="P2"><text:span text:style-name="T2">Four_bit_Adder_Subtractor AddSub(cout, s, a, b, cin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7.31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8.102cm">
          <draw:text-box>
            <text:p text:style-name="P2"><text:span text:style-name="T2">cin = 0; a = 4'b1000; b = 4'b0010; #50;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8.894cm">
          <draw:text-box>
            <text:p text:style-name="P2"><text:span text:style-name="T2">cin = 0; a = 4'b1000; b = 4'b1000; #50;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9.69cm">
          <draw:text-box>
            <text:p text:style-name="P2"><text:span text:style-name="T2">cin = 0; a = 4'b0010; b = 4'b1000; #50; 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0.482cm">
          <draw:text-box>
            <text:p text:style-name="P2"><text:span text:style-name="T2">cin = 0; a = 4'b0001; b = 4'b0111; #50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1.278cm">
          <draw:text-box>
            <text:p text:style-name="P2"><text:span text:style-name="T2">cin = 0; a = 4'b1010; b = 4'b1011; #50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2.069cm">
          <draw:text-box>
            <text:p text:style-name="P2"><text:span text:style-name="T2">cin = 0; a = 4'b1110; b = 4'b1111; #50;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2.861cm">
          <draw:text-box>
            <text:p text:style-name="P2"><text:span text:style-name="T2">cin = 0; a = 4'b1010; b = 4'b1101; #50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3.657cm">
          <draw:text-box>
            <text:p text:style-name="P2"><text:span text:style-name="T2">cin = 1; a = 4'b1000; b = 4'b0010; #50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4.449cm">
          <draw:text-box>
            <text:p text:style-name="P2"><text:span text:style-name="T2">cin = 1; a = 4'b1000; b = 4'b1000; #50;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5.245cm">
          <draw:text-box>
            <text:p text:style-name="P2"><text:span text:style-name="T2">cin = 1; a = 4'b0010; b = 4'b1000; #5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6.037cm">
          <draw:text-box>
            <text:p text:style-name="P2"><text:span text:style-name="T2">cin = 1; a = 4'b0001; b = 4'b0111; #50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6.833cm">
          <draw:text-box>
            <text:p text:style-name="P2"><text:span text:style-name="T2">cin = 1; a = 4'b1010; b = 4'b1011; #50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7.624cm">
          <draw:text-box>
            <text:p text:style-name="P2"><text:span text:style-name="T2">cin = 1; a = 4'b1110; b = 4'b1111; #50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8.416cm">
          <draw:text-box>
            <text:p text:style-name="P2"><text:span text:style-name="T2">cin = 1; a = 4'b1010; b = 4'b1101; #50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19.212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20.003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.943cm" svg:height="0.518cm" svg:x="2.54cm" svg:y="2.539cm" svg:viewBox="0 0 2944 519" draw:points="0,519 2944,519 2944,0 0,0">
          <text:p/>
        </draw:polygon>
        <draw:frame draw:style-name="gr2" draw:text-style-name="P3" draw:layer="layout" svg:width="3.617cm" svg:height="0.454cm" svg:x="2.541cm" svg:y="2.598cm">
          <draw:text-box>
            <text:p text:style-name="P2"><text:span text:style-name="T1">4bit_BCD_Adde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73cm" svg:height="0.454cm" svg:x="2.541cm" svg:y="4.224cm">
          <draw:text-box>
            <text:p text:style-name="P2"><text:span text:style-name="T2">module Half_Adder(sum, cout, a, b); </text:span></text:p>
          </draw:text-box>
        </draw:frame>
        <draw:frame draw:style-name="gr2" draw:text-style-name="P3" draw:layer="layout" svg:width="0.388cm" svg:height="0.454cm" svg:x="2.541cm" svg:y="5.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106cm" svg:height="0.454cm" svg:x="3.811cm" svg:y="5.02cm">
          <draw:text-box>
            <text:p text:style-name="P2"><text:span text:style-name="T2">input a, b; </text:span></text:p>
          </draw:text-box>
        </draw:frame>
        <draw:frame draw:style-name="gr2" draw:text-style-name="P3" draw:layer="layout" svg:width="0.388cm" svg:height="0.454cm" svg:x="2.541cm" svg:y="5.8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5.811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6.60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91cm" svg:height="0.454cm" svg:x="3.811cm" svg:y="7.399cm">
          <draw:text-box>
            <text:p text:style-name="P2"><text:span text:style-name="T2">xor(sum, a, b); </text:span></text:p>
          </draw:text-box>
        </draw:frame>
        <draw:frame draw:style-name="gr2" draw:text-style-name="P3" draw:layer="layout" svg:width="0.388cm" svg:height="0.454cm" svg:x="2.541cm" svg:y="8.1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14cm" svg:height="0.454cm" svg:x="3.811cm" svg:y="8.195cm">
          <draw:text-box>
            <text:p text:style-name="P2"><text:span text:style-name="T2">and(cout, a, b); </text:span></text:p>
          </draw:text-box>
        </draw:frame>
        <draw:frame draw:style-name="gr2" draw:text-style-name="P3" draw:layer="layout" svg:width="2.318cm" svg:height="0.454cm" svg:x="2.541cm" svg:y="8.988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7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5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83cm" svg:height="0.454cm" svg:x="2.541cm" svg:y="11.367cm">
          <draw:text-box>
            <text:p text:style-name="P2"><text:span text:style-name="T2">/* Dependencies: Half_Adder */ </text:span></text:p>
          </draw:text-box>
        </draw:frame>
        <draw:frame draw:style-name="gr2" draw:text-style-name="P3" draw:layer="layout" svg:width="7.906cm" svg:height="0.454cm" svg:x="2.541cm" svg:y="12.163cm">
          <draw:text-box>
            <text:p text:style-name="P2"><text:span text:style-name="T2">module Full_Adder(sum, cout, a, b, cin); </text:span></text:p>
          </draw:text-box>
        </draw:frame>
        <draw:frame draw:style-name="gr2" draw:text-style-name="P3" draw:layer="layout" svg:width="0.388cm" svg:height="0.454cm" svg:x="2.541cm" svg:y="12.9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2.954cm">
          <draw:text-box>
            <text:p text:style-name="P2"><text:span text:style-name="T2">input a, b, cin; </text:span></text:p>
          </draw:text-box>
        </draw:frame>
        <draw:frame draw:style-name="gr2" draw:text-style-name="P3" draw:layer="layout" svg:width="0.388cm" svg:height="0.454cm" svg:x="2.541cm" svg:y="13.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13.75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14.5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4cm" svg:height="0.454cm" svg:x="3.811cm" svg:y="14.542cm">
          <draw:text-box>
            <text:p text:style-name="P2"><text:span text:style-name="T2">wire s1, cout1, cout2; </text:span></text:p>
          </draw:text-box>
        </draw:frame>
        <draw:frame draw:style-name="gr2" draw:text-style-name="P3" draw:layer="layout" svg:width="0.388cm" svg:height="0.454cm" svg:x="2.541cm" svg:y="15.3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394cm" svg:height="0.454cm" svg:x="3.811cm" svg:y="16.13cm">
          <draw:text-box>
            <text:p text:style-name="P2"><text:span text:style-name="T2">Half_Adder HA1(s1, cout1, a, b); </text:span></text:p>
          </draw:text-box>
        </draw:frame>
        <draw:frame draw:style-name="gr2" draw:text-style-name="P3" draw:layer="layout" svg:width="0.388cm" svg:height="0.454cm" svg:x="2.541cm" svg:y="16.9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13cm" svg:height="0.454cm" svg:x="3.811cm" svg:y="16.922cm">
          <draw:text-box>
            <text:p text:style-name="P2"><text:span text:style-name="T2">Half_Adder HA2(sum, cout2, s1, cin); </text:span></text:p>
          </draw:text-box>
        </draw:frame>
        <draw:frame draw:style-name="gr2" draw:text-style-name="P3" draw:layer="layout" svg:width="0.388cm" svg:height="0.454cm" svg:x="2.541cm" svg:y="17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57cm" svg:height="0.454cm" svg:x="3.811cm" svg:y="17.717cm">
          <draw:text-box>
            <text:p text:style-name="P2"><text:span text:style-name="T2">or(cout,cout1,cout2); </text:span></text:p>
          </draw:text-box>
        </draw:frame>
        <draw:frame draw:style-name="gr2" draw:text-style-name="P3" draw:layer="layout" svg:width="2.318cm" svg:height="0.454cm" svg:x="2.541cm" svg:y="18.509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9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73cm" svg:height="0.454cm" svg:x="2.541cm" svg:y="20.889cm">
          <draw:text-box>
            <text:p text:style-name="P2"><text:span text:style-name="T2">/* Dependencies: Half_Adder, Full_Adder */ </text:span></text:p>
          </draw:text-box>
        </draw:frame>
        <draw:frame draw:style-name="gr2" draw:text-style-name="P3" draw:layer="layout" svg:width="9.044cm" svg:height="0.454cm" svg:x="2.541cm" svg:y="21.685cm">
          <draw:text-box>
            <text:p text:style-name="P2"><text:span text:style-name="T2">module Four_bit_Full_Adder(cout, s, a, b, cin); </text:span></text:p>
          </draw:text-box>
        </draw:frame>
        <draw:frame draw:style-name="gr2" draw:text-style-name="P3" draw:layer="layout" svg:width="0.388cm" svg:height="0.454cm" svg:x="2.541cm" svg:y="22.4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22.477cm">
          <draw:text-box>
            <text:p text:style-name="P2"><text:span text:style-name="T2">input [3:0]a,b; </text:span></text:p>
          </draw:text-box>
        </draw:frame>
        <draw:frame draw:style-name="gr2" draw:text-style-name="P3" draw:layer="layout" svg:width="0.388cm" svg:height="0.454cm" svg:x="2.541cm" svg:y="23.2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23.273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24.06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24.064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2.541cm" svg:y="24.8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96cm" svg:height="0.454cm" svg:x="3.811cm" svg:y="24.856cm">
          <draw:text-box>
            <text:p text:style-name="P2"><text:span text:style-name="T2">output [3:0]s; </text:span></text:p>
          </draw:text-box>
        </draw:frame>
      </draw:page>
      <draw:page draw:name="page8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51cm" svg:height="0.454cm" svg:x="3.811cm" svg:y="2.548cm">
          <draw:text-box>
            <text:p text:style-name="P2"><text:span text:style-name="T2">wire c0,c1,c2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91cm" svg:height="0.454cm" svg:x="3.811cm" svg:y="4.135cm">
          <draw:text-box>
            <text:p text:style-name="P2"><text:span text:style-name="T2">Full_Adder f1(s[0],c0,a[0],b[0],cin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4.927cm">
          <draw:text-box>
            <text:p text:style-name="P2"><text:span text:style-name="T2">Full_Adder f2(s[1],c1,a[1],b[1],c0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5.723cm">
          <draw:text-box>
            <text:p text:style-name="P2"><text:span text:style-name="T2">Full_Adder f3(s[2],c2,a[2],b[2],c1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1cm" svg:height="0.454cm" svg:x="3.811cm" svg:y="6.514cm">
          <draw:text-box>
            <text:p text:style-name="P2"><text:span text:style-name="T2">Full_Adder f4(s[3],cout,a[3],b[3],c2); </text:span></text:p>
          </draw:text-box>
        </draw:frame>
        <draw:frame draw:style-name="gr2" draw:text-style-name="P3" draw:layer="layout" svg:width="2.322cm" svg:height="0.454cm" svg:x="2.541cm" svg:y="7.31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716cm" svg:height="0.454cm" svg:x="2.541cm" svg:y="9.69cm">
          <draw:text-box>
            <text:p text:style-name="P2"><text:span text:style-name="T2">/* Dependencies: Half_Adder, Full_Adder, 4bit_Full_Adder */ </text:span></text:p>
          </draw:text-box>
        </draw:frame>
        <draw:frame draw:style-name="gr2" draw:text-style-name="P3" draw:layer="layout" svg:width="7.427cm" svg:height="0.454cm" svg:x="2.541cm" svg:y="10.482cm">
          <draw:text-box>
            <text:p text:style-name="P2"><text:span text:style-name="T2">module BCD_Adder(cout, s, a, b, cin)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73cm" svg:height="0.454cm" svg:x="3.811cm" svg:y="11.278cm">
          <draw:text-box>
            <text:p text:style-name="P2"><text:span text:style-name="T2">input [3:0] a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82cm" svg:height="0.454cm" svg:x="3.811cm" svg:y="12.069cm">
          <draw:text-box>
            <text:p text:style-name="P2"><text:span text:style-name="T2">input [3:0] b;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12.861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13.657cm">
          <draw:text-box>
            <text:p text:style-name="P2"><text:span text:style-name="T2">output [3:0] s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14.449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7cm" svg:height="0.454cm" svg:x="3.811cm" svg:y="15.245cm">
          <draw:text-box>
            <text:p text:style-name="P2"><text:span text:style-name="T2">reg cin2 = 1'b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61cm" svg:height="0.454cm" svg:x="3.811cm" svg:y="16.037cm">
          <draw:text-box>
            <text:p text:style-name="P2"><text:span text:style-name="T2">wire [3:0] s1, b2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cm" svg:height="0.454cm" svg:x="3.811cm" svg:y="16.833cm">
          <draw:text-box>
            <text:p text:style-name="P2"><text:span text:style-name="T2">wire and1, and2, or1, carry1, carry2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201cm" svg:height="0.454cm" svg:x="3.811cm" svg:y="18.416cm">
          <draw:text-box>
            <text:p text:style-name="P2"><text:span text:style-name="T2">Four_bit_Full_Adder FFA1(carry1, s1, a, b, cin)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20.003cm">
          <draw:text-box>
            <text:p text:style-name="P2"><text:span text:style-name="T2">and (and1, s1[3], s1[2]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20.8cm">
          <draw:text-box>
            <text:p text:style-name="P2"><text:span text:style-name="T2">and (and2, s1[3], s1[1]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76cm" svg:height="0.454cm" svg:x="3.811cm" svg:y="21.592cm">
          <draw:text-box>
            <text:p text:style-name="P2"><text:span text:style-name="T2">or (or1, and1, and2)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01cm" svg:height="0.454cm" svg:x="3.811cm" svg:y="22.388cm">
          <draw:text-box>
            <text:p text:style-name="P2"><text:span text:style-name="T2">or(cout, carry1, or1); </text:span></text:p>
          </draw:text-box>
        </draw:frame>
        <draw:frame draw:style-name="gr2" draw:text-style-name="P3" draw:layer="layout" svg:width="0.388cm" svg:height="0.454cm" svg:x="7.622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8.892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3.971cm">
          <draw:text-box>
            <text:p text:style-name="P2"><text:span text:style-name="T2">buf(b2[0], 1'b0)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4.767cm">
          <draw:text-box>
            <text:p text:style-name="P2"><text:span text:style-name="T2">buf(b2[3], 1'b0); </text:span></text:p>
          </draw:text-box>
        </draw:frame>
      </draw:page>
      <draw:page draw:name="page9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.548cm">
          <draw:text-box>
            <text:p text:style-name="P2"><text:span text:style-name="T2">buf(b2[1], cout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3.339cm">
          <draw:text-box>
            <text:p text:style-name="P2"><text:span text:style-name="T2">buf(b2[2], cout)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667cm" svg:height="0.454cm" svg:x="3.811cm" svg:y="4.927cm">
          <draw:text-box>
            <text:p text:style-name="P2"><text:span text:style-name="T2">Four_bit_Full_Adder FFA2(carry2, s, s1, b2, cin2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318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625cm" svg:height="0.454cm" svg:x="2.541cm" svg:y="8.102cm">
          <draw:text-box>
            <text:p text:style-name="P2"><text:span text:style-name="T2">module BCD_Adder_tb;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13cm" svg:height="0.454cm" svg:x="3.811cm" svg:y="8.894cm">
          <draw:text-box>
            <text:p text:style-name="P2"><text:span text:style-name="T2">reg [3:0] a, b;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598cm" svg:height="0.454cm" svg:x="3.811cm" svg:y="9.69cm">
          <draw:text-box>
            <text:p text:style-name="P2"><text:span text:style-name="T2">reg cin; 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59cm" svg:height="0.454cm" svg:x="3.811cm" svg:y="10.482cm">
          <draw:text-box>
            <text:p text:style-name="P2"><text:span text:style-name="T2">wire cout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7cm" svg:height="0.454cm" svg:x="3.811cm" svg:y="11.278cm">
          <draw:text-box>
            <text:p text:style-name="P2"><text:span text:style-name="T2">wire [3:0] s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5cm" svg:height="0.454cm" svg:x="3.811cm" svg:y="12.861cm">
          <draw:text-box>
            <text:p text:style-name="P2"><text:span text:style-name="T2">BCD_Adder BA(cout, s, a, b, cin)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14.449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5.245cm">
          <draw:text-box>
            <text:p text:style-name="P2"><text:span text:style-name="T2">a = 4'b0000; b = 4'b0000; cin = 1'b0; #5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6.037cm">
          <draw:text-box>
            <text:p text:style-name="P2"><text:span text:style-name="T2">a = 4'b0000; b = 4'b0001; cin = 1'b0; #50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6.833cm">
          <draw:text-box>
            <text:p text:style-name="P2"><text:span text:style-name="T2">a = 4'b0001; b = 4'b0001; cin = 1'b0; #50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7.624cm">
          <draw:text-box>
            <text:p text:style-name="P2"><text:span text:style-name="T2">a = 4'b0010; b = 4'b0001; cin = 1'b0; #50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8.416cm">
          <draw:text-box>
            <text:p text:style-name="P2"><text:span text:style-name="T2">a = 4'b0010; b = 4'b0010; cin = 1'b0; #50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9.212cm">
          <draw:text-box>
            <text:p text:style-name="P2"><text:span text:style-name="T2">a = 4'b0010; b = 4'b0011; cin = 1'b0; #50; 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0.003cm">
          <draw:text-box>
            <text:p text:style-name="P2"><text:span text:style-name="T2">a = 4'b0101; b = 4'b0001; cin = 1'b0; #50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0.8cm">
          <draw:text-box>
            <text:p text:style-name="P2"><text:span text:style-name="T2">a = 4'b0101; b = 4'b0010; cin = 1'b0; #50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1.592cm">
          <draw:text-box>
            <text:p text:style-name="P2"><text:span text:style-name="T2">a = 4'b1000; b = 4'b0000; cin = 1'b0; #50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2.388cm">
          <draw:text-box>
            <text:p text:style-name="P2"><text:span text:style-name="T2">a = 4'b0110; b = 4'b0011; cin = 1'b0; #50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3.179cm">
          <draw:text-box>
            <text:p text:style-name="P2"><text:span text:style-name="T2">a = 4'b1000; b = 4'b0001; cin = 1'b1; #50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3.971cm">
          <draw:text-box>
            <text:p text:style-name="P2"><text:span text:style-name="T2">a = 4'b1000; b = 4'b0010; cin = 1'b1; #50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4.767cm">
          <draw:text-box>
            <text:p text:style-name="P2"><text:span text:style-name="T2">a = 4'b1000; b = 4'b0011; cin = 1'b1; #50; </text:span></text:p>
          </draw:text-box>
        </draw:frame>
      </draw:page>
      <draw:page draw:name="page10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.548cm">
          <draw:text-box>
            <text:p text:style-name="P2"><text:span text:style-name="T2">a = 4'b1011; b = 4'b0001; cin = 1'b1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3.339cm">
          <draw:text-box>
            <text:p text:style-name="P2"><text:span text:style-name="T2">a = 4'b0100; b = 4'b1001; cin = 1'b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4.135cm">
          <draw:text-box>
            <text:p text:style-name="P2"><text:span text:style-name="T2">a = 4'b0110; b = 4'b1000; cin = 1'b1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4.927cm">
          <draw:text-box>
            <text:p text:style-name="P2"><text:span text:style-name="T2">a = 4'b1001; b = 4'b0110; cin = 1'b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5.723cm">
          <draw:text-box>
            <text:p text:style-name="P2"><text:span text:style-name="T2">a = 4'b1010; b = 4'b0110; cin = 1'b1; #50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6.514cm">
          <draw:text-box>
            <text:p text:style-name="P2"><text:span text:style-name="T2">a = 4'b1101; b = 4'b0100; cin = 1'b1; #50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7.31cm">
          <draw:text-box>
            <text:p text:style-name="P2"><text:span text:style-name="T2">a = 4'b1110; b = 4'b0100; cin = 1'b1; #50;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8.102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8.89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.438cm" svg:height="0.518cm" svg:x="2.54cm" svg:y="2.539cm" svg:viewBox="0 0 4439 519" draw:points="0,519 4439,519 4439,0 0,0">
          <text:p/>
        </draw:polygon>
        <draw:frame draw:style-name="gr2" draw:text-style-name="P3" draw:layer="layout" svg:width="5.484cm" svg:height="0.454cm" svg:x="2.541cm" svg:y="2.598cm">
          <draw:text-box>
            <text:p text:style-name="P2"><text:span text:style-name="T1">4bit_Sequential_Counter</text:span><text:span text:style-name="T2"> </text:span></text:p>
          </draw:text-box>
        </draw:frame>
        <draw:frame draw:style-name="gr2" draw:text-style-name="P3" draw:layer="layout" svg:width="0.388cm" svg:height="0.454cm" svg:x="2.541cm" svg:y="3.3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813cm" svg:height="0.454cm" svg:x="2.541cm" svg:y="4.182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4.973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5.769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6.561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7.352cm">
          <draw:text-box>
            <text:p text:style-name="P2"><text:span text:style-name="T2">*/ </text:span></text:p>
          </draw:text-box>
        </draw:frame>
        <draw:frame draw:style-name="gr2" draw:text-style-name="P3" draw:layer="layout" svg:width="7.813cm" svg:height="0.454cm" svg:x="2.541cm" svg:y="8.148cm">
          <draw:text-box>
            <text:p text:style-name="P2"><text:span text:style-name="T2">module JK_FlipFlop(Q, Qb, J, K, Clk, Clr); </text:span></text:p>
          </draw:text-box>
        </draw:frame>
        <draw:frame draw:style-name="gr2" draw:text-style-name="P3" draw:layer="layout" svg:width="0.388cm" svg:height="0.454cm" svg:x="2.541cm" svg:y="8.9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3cm" svg:height="0.454cm" svg:x="3.811cm" svg:y="8.941cm">
          <draw:text-box>
            <text:p text:style-name="P2"><text:span text:style-name="T2">input J, K, Clk, Clr; </text:span></text:p>
          </draw:text-box>
        </draw:frame>
        <draw:frame draw:style-name="gr2" draw:text-style-name="P3" draw:layer="layout" svg:width="0.388cm" svg:height="0.454cm" svg:x="2.541cm" svg:y="9.7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9.737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10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69cm" svg:height="0.454cm" svg:x="3.811cm" svg:y="10.528cm">
          <draw:text-box>
            <text:p text:style-name="P2"><text:span text:style-name="T2">wire w1, w2, w3, w4, w5, Q1, Qb1, Clkb; </text:span></text:p>
          </draw:text-box>
        </draw:frame>
        <draw:frame draw:style-name="gr2" draw:text-style-name="P3" draw:layer="layout" svg:width="0.388cm" svg:height="0.454cm" svg:x="2.541cm" svg:y="11.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1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12.116cm">
          <draw:text-box>
            <text:p text:style-name="P2"><text:span text:style-name="T2">nand(w1, J, Qb, Clk, Clr); </text:span></text:p>
          </draw:text-box>
        </draw:frame>
        <draw:frame draw:style-name="gr2" draw:text-style-name="P3" draw:layer="layout" svg:width="0.388cm" svg:height="0.454cm" svg:x="2.541cm" svg:y="12.9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03cm" svg:height="0.454cm" svg:x="3.811cm" svg:y="12.908cm">
          <draw:text-box>
            <text:p text:style-name="P2"><text:span text:style-name="T2">nand(w2, K, Q, Clk); </text:span></text:p>
          </draw:text-box>
        </draw:frame>
        <draw:frame draw:style-name="gr2" draw:text-style-name="P3" draw:layer="layout" svg:width="0.388cm" svg:height="0.454cm" svg:x="2.541cm" svg:y="13.7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7cm" svg:height="0.454cm" svg:x="3.811cm" svg:y="13.703cm">
          <draw:text-box>
            <text:p text:style-name="P2"><text:span text:style-name="T2">nand(Q1, w1, Qb1); </text:span></text:p>
          </draw:text-box>
        </draw:frame>
        <draw:frame draw:style-name="gr2" draw:text-style-name="P3" draw:layer="layout" svg:width="0.388cm" svg:height="0.454cm" svg:x="2.541cm" svg:y="14.49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735cm" svg:height="0.454cm" svg:x="3.811cm" svg:y="14.496cm">
          <draw:text-box>
            <text:p text:style-name="P2"><text:span text:style-name="T2">nand(Qb1, w2, Q1, Clr); </text:span></text:p>
          </draw:text-box>
        </draw:frame>
        <draw:frame draw:style-name="gr2" draw:text-style-name="P3" draw:layer="layout" svg:width="0.388cm" svg:height="0.454cm" svg:x="2.541cm" svg:y="15.2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8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98cm" svg:height="0.454cm" svg:x="3.811cm" svg:y="16.083cm">
          <draw:text-box>
            <text:p text:style-name="P2"><text:span text:style-name="T2">not(Clkb, Clk); </text:span></text:p>
          </draw:text-box>
        </draw:frame>
        <draw:frame draw:style-name="gr2" draw:text-style-name="P3" draw:layer="layout" svg:width="0.388cm" svg:height="0.454cm" svg:x="2.541cm" svg:y="16.8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98cm" svg:height="0.454cm" svg:x="3.811cm" svg:y="17.671cm">
          <draw:text-box>
            <text:p text:style-name="P2"><text:span text:style-name="T2">nand(w3, Q1, Clkb); </text:span></text:p>
          </draw:text-box>
        </draw:frame>
        <draw:frame draw:style-name="gr2" draw:text-style-name="P3" draw:layer="layout" svg:width="0.388cm" svg:height="0.454cm" svg:x="2.541cm" svg:y="18.4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44cm" svg:height="0.454cm" svg:x="3.811cm" svg:y="18.462cm">
          <draw:text-box>
            <text:p text:style-name="P2"><text:span text:style-name="T2">nand(w4, Qb1, Clkb); </text:span></text:p>
          </draw:text-box>
        </draw:frame>
        <draw:frame draw:style-name="gr2" draw:text-style-name="P3" draw:layer="layout" svg:width="0.388cm" svg:height="0.454cm" svg:x="2.541cm" svg:y="19.2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48cm" svg:height="0.454cm" svg:x="3.811cm" svg:y="19.258cm">
          <draw:text-box>
            <text:p text:style-name="P2"><text:span text:style-name="T2">nand(Q, w3, Qb); </text:span></text:p>
          </draw:text-box>
        </draw:frame>
        <draw:frame draw:style-name="gr2" draw:text-style-name="P3" draw:layer="layout" svg:width="0.388cm" svg:height="0.454cm" svg:x="2.541cm" svg:y="20.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35cm" svg:height="0.454cm" svg:x="3.811cm" svg:y="20.05cm">
          <draw:text-box>
            <text:p text:style-name="P2"><text:span text:style-name="T2">nand(Qb, w4, Q, Clr); </text:span></text:p>
          </draw:text-box>
        </draw:frame>
        <draw:frame draw:style-name="gr2" draw:text-style-name="P3" draw:layer="layout" svg:width="2.318cm" svg:height="0.454cm" svg:x="2.541cm" svg:y="20.847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1.6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91cm" svg:height="0.454cm" svg:x="2.541cm" svg:y="23.226cm">
          <draw:text-box>
            <text:p text:style-name="P2"><text:span text:style-name="T2">/* Dependencies: JK Flip-Flop */ </text:span></text:p>
          </draw:text-box>
        </draw:frame>
        <draw:frame draw:style-name="gr2" draw:text-style-name="P3" draw:layer="layout" svg:width="7.813cm" svg:height="0.454cm" svg:x="2.541cm" svg:y="24.018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24.813cm">
          <draw:text-box>
            <text:p text:style-name="P2"><text:span text:style-name="T2">Set the variable Clk as clock. </text:span></text:p>
          </draw:text-box>
        </draw:frame>
      </draw:page>
      <draw:page draw:name="page12" draw:style-name="dp1" draw:master-page-name="master-page20">
        <draw:frame draw:style-name="gr2" draw:text-style-name="P3" draw:layer="layout" svg:width="9.464cm" svg:height="0.454cm" svg:x="2.541cm" svg:y="2.548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3.339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4.135cm">
          <draw:text-box>
            <text:p text:style-name="P2"><text:span text:style-name="T2">*/ </text:span></text:p>
          </draw:text-box>
        </draw:frame>
        <draw:frame draw:style-name="gr2" draw:text-style-name="P3" draw:layer="layout" svg:width="7.305cm" svg:height="0.454cm" svg:x="2.541cm" svg:y="4.927cm">
          <draw:text-box>
            <text:p text:style-name="P2"><text:span text:style-name="T2">module T_FlipFlop(Q, Qb, T, Clk, Clr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53cm" svg:height="0.454cm" svg:x="3.811cm" svg:y="5.723cm">
          <draw:text-box>
            <text:p text:style-name="P2"><text:span text:style-name="T2">input T, Clk, Clr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6.514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5cm" svg:height="0.454cm" svg:x="3.811cm" svg:y="8.102cm">
          <draw:text-box>
            <text:p text:style-name="P2"><text:span text:style-name="T2">JK_FlipFlop JKFF(Q, Qb, T, T, Clk, Clr); </text:span></text:p>
          </draw:text-box>
        </draw:frame>
        <draw:frame draw:style-name="gr2" draw:text-style-name="P3" draw:layer="layout" svg:width="2.322cm" svg:height="0.454cm" svg:x="2.541cm" svg:y="8.89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7.879cm" svg:height="0.454cm" svg:x="2.541cm" svg:y="10.482cm">
          <draw:text-box>
            <text:p text:style-name="P2"><text:span text:style-name="T2">/* Sequence: 0000 -&gt; 1000 -&gt; 1100 -&gt; 1110 -&gt; 1111 -&gt; 0111 -&gt; 0011 -&gt; 0001 -&gt; 0000 */ </text:span></text:p>
          </draw:text-box>
        </draw:frame>
        <draw:frame draw:style-name="gr2" draw:text-style-name="P3" draw:layer="layout" svg:width="8.443cm" svg:height="0.454cm" svg:x="2.541cm" svg:y="11.278cm">
          <draw:text-box>
            <text:p text:style-name="P2"><text:span text:style-name="T2">/* Dependencies: JK Flip-Flop, T Flip-Flop */ </text:span></text:p>
          </draw:text-box>
        </draw:frame>
        <draw:frame draw:style-name="gr2" draw:text-style-name="P3" draw:layer="layout" svg:width="7.813cm" svg:height="0.454cm" svg:x="2.541cm" svg:y="12.069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12.861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11.157cm" svg:height="0.454cm" svg:x="2.541cm" svg:y="13.657cm">
          <draw:text-box>
            <text:p text:style-name="P2"><text:span text:style-name="T2">Force the value of Clr variable to 0 only for the first run. <text:s/></text:span></text:p>
          </draw:text-box>
        </draw:frame>
        <draw:frame draw:style-name="gr2" draw:text-style-name="P3" draw:layer="layout" svg:width="7.906cm" svg:height="0.454cm" svg:x="2.541cm" svg:y="14.449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15.245cm">
          <draw:text-box>
            <text:p text:style-name="P2"><text:span text:style-name="T2">*/ </text:span></text:p>
          </draw:text-box>
        </draw:frame>
        <draw:frame draw:style-name="gr2" draw:text-style-name="P3" draw:layer="layout" svg:width="7.91cm" svg:height="0.454cm" svg:x="2.541cm" svg:y="16.037cm">
          <draw:text-box>
            <text:p text:style-name="P2"><text:span text:style-name="T2">module Sequential_Counter(Q, Clk, Clr)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71cm" svg:height="0.454cm" svg:x="3.811cm" svg:y="16.833cm">
          <draw:text-box>
            <text:p text:style-name="P2"><text:span text:style-name="T2">input Clk, Clr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2cm" svg:height="0.454cm" svg:x="3.811cm" svg:y="17.624cm">
          <draw:text-box>
            <text:p text:style-name="P2"><text:span text:style-name="T2">output [3:0] Q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15cm" svg:height="0.454cm" svg:x="3.811cm" svg:y="18.416cm">
          <draw:text-box>
            <text:p text:style-name="P2"><text:span text:style-name="T2">wire [3:0] Qb, t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0.003cm">
          <draw:text-box>
            <text:p text:style-name="P2"><text:span text:style-name="T2">xor(t[0], Q[0], Q[1]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0.8cm">
          <draw:text-box>
            <text:p text:style-name="P2"><text:span text:style-name="T2">T_FlipFlop TFF0(Q[0], Qb[0], t[0], Clk, Clr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2.388cm">
          <draw:text-box>
            <text:p text:style-name="P2"><text:span text:style-name="T2">xor(t[1], Q[1], Q[2])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3.179cm">
          <draw:text-box>
            <text:p text:style-name="P2"><text:span text:style-name="T2">T_FlipFlop TFF1(Q[1], Qb[1], t[1], Clk, Clr)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4.767cm">
          <draw:text-box>
            <text:p text:style-name="P2"><text:span text:style-name="T2">xor(t[2], Q[2], Q[3]); </text:span></text:p>
          </draw:text-box>
        </draw:frame>
      </draw:page>
      <draw:page draw:name="page13" draw:style-name="dp1" draw:master-page-name="master-page2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.548cm">
          <draw:text-box>
            <text:p text:style-name="P2"><text:span text:style-name="T2">T_FlipFlop TFF2(Q[2], Qb[2], t[2], Clk, Clr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cm" svg:height="0.454cm" svg:x="3.811cm" svg:y="4.135cm">
          <draw:text-box>
            <text:p text:style-name="P2"><text:span text:style-name="T2">xnor(t[3], Q[0], Q[3]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4.927cm">
          <draw:text-box>
            <text:p text:style-name="P2"><text:span text:style-name="T2">T_FlipFlop TFF3(Q[3], Qb[3], t[3], Clk, Clr); </text:span></text:p>
          </draw:text-box>
        </draw:frame>
        <draw:frame draw:style-name="gr2" draw:text-style-name="P3" draw:layer="layout" svg:width="0.388cm" svg:height="0.454cm" svg:x="11.432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322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.027cm" svg:height="0.518cm" svg:x="2.54cm" svg:y="2.539cm" svg:viewBox="0 0 3028 519" draw:points="0,519 3028,519 3028,0 0,0">
          <text:p/>
        </draw:polygon>
        <draw:frame draw:style-name="gr2" draw:text-style-name="P3" draw:layer="layout" svg:width="3.795cm" svg:height="0.454cm" svg:x="2.541cm" svg:y="2.598cm">
          <draw:text-box>
            <text:p text:style-name="P2"><text:span text:style-name="T1">BCD_to_Excess-3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081cm" svg:height="0.454cm" svg:x="2.541cm" svg:y="5.066cm">
          <draw:text-box>
            <text:p text:style-name="P2"><text:span text:style-name="T2">module BCD_to_Excess3(e, b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82cm" svg:height="0.454cm" svg:x="3.811cm" svg:y="5.858cm">
          <draw:text-box>
            <text:p text:style-name="P2"><text:span text:style-name="T2">input [3:0] b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57cm" svg:height="0.454cm" svg:x="3.811cm" svg:y="6.654cm">
          <draw:text-box>
            <text:p text:style-name="P2"><text:span text:style-name="T2">output [3:0] e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11cm" svg:height="0.454cm" svg:x="3.811cm" svg:y="7.446cm">
          <draw:text-box>
            <text:p text:style-name="P2"><text:span text:style-name="T2">wire w1, w2; <text:s/></text:span></text:p>
          </draw:text-box>
        </draw:frame>
        <draw:frame draw:style-name="gr2" draw:text-style-name="P3" draw:layer="layout" svg:width="0.388cm" svg:height="0.454cm" svg:x="6.35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7.622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077cm" svg:height="0.454cm" svg:x="8.892cm" svg:y="7.446cm">
          <draw:text-box>
            <text:p text:style-name="P2"><text:span text:style-name="T2">// w1=b[0]|b[1], w2=w1&amp;b[2]; 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83cm" svg:height="0.454cm" svg:x="3.811cm" svg:y="9.034cm">
          <draw:text-box>
            <text:p text:style-name="P2"><text:span text:style-name="T2">not(e[0], b[0]); <text:s text:c="2"/></text:span></text:p>
          </draw:text-box>
        </draw:frame>
        <draw:frame draw:style-name="gr2" draw:text-style-name="P3" draw:layer="layout" svg:width="3.092cm" svg:height="0.454cm" svg:x="7.622cm" svg:y="9.034cm">
          <draw:text-box>
            <text:p text:style-name="P2"><text:span text:style-name="T2">// e[0] bit (LSB) </text:span></text:p>
          </draw:text-box>
        </draw:frame>
        <draw:frame draw:style-name="gr2" draw:text-style-name="P3" draw:layer="layout" svg:width="0.388cm" svg:height="0.454cm" svg:x="2.541cm" svg:y="9.8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255cm" svg:height="0.454cm" svg:x="3.811cm" svg:y="9.826cm">
          <draw:text-box>
            <text:p text:style-name="P2"><text:span text:style-name="T2">xnor(e[1], b[0], b[1]); // e[1] bit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17cm" svg:height="0.454cm" svg:x="3.811cm" svg:y="10.622cm">
          <draw:text-box>
            <text:p text:style-name="P2"><text:span text:style-name="T2">or(w1, b[0], b[1]); 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64cm" svg:height="0.454cm" svg:x="3.811cm" svg:y="11.413cm">
          <draw:text-box>
            <text:p text:style-name="P2"><text:span text:style-name="T2">xor(e[2], w1, b[2]); <text:s/></text:span></text:p>
          </draw:text-box>
        </draw:frame>
        <draw:frame draw:style-name="gr2" draw:text-style-name="P3" draw:layer="layout" svg:width="1.937cm" svg:height="0.454cm" svg:x="7.622cm" svg:y="11.413cm">
          <draw:text-box>
            <text:p text:style-name="P2"><text:span text:style-name="T2">// e[2] bit </text:span></text:p>
          </draw:text-box>
        </draw:frame>
        <draw:frame draw:style-name="gr2" draw:text-style-name="P3" draw:layer="layout" svg:width="0.388cm" svg:height="0.454cm" svg:x="2.541cm" svg:y="12.2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715cm" svg:height="0.454cm" svg:x="3.811cm" svg:y="12.209cm">
          <draw:text-box>
            <text:p text:style-name="P2"><text:span text:style-name="T2">and(w2, w1, b[2]); </text:span></text:p>
          </draw:text-box>
        </draw:frame>
        <draw:frame draw:style-name="gr2" draw:text-style-name="P3" draw:layer="layout" svg:width="0.388cm" svg:height="0.454cm" svg:x="2.541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13cm" svg:height="0.454cm" svg:x="3.811cm" svg:y="13.001cm">
          <draw:text-box>
            <text:p text:style-name="P2"><text:span text:style-name="T2">or(e[3], w2, b[3]); </text:span></text:p>
          </draw:text-box>
        </draw:frame>
        <draw:frame draw:style-name="gr2" draw:text-style-name="P3" draw:layer="layout" svg:width="0.388cm" svg:height="0.454cm" svg:x="7.622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11cm" svg:height="0.454cm" svg:x="8.892cm" svg:y="13.001cm">
          <draw:text-box>
            <text:p text:style-name="P2"><text:span text:style-name="T2">// e[3] bit (MSB) </text:span></text:p>
          </draw:text-box>
        </draw:frame>
        <draw:frame draw:style-name="gr2" draw:text-style-name="P3" draw:layer="layout" svg:width="2.318cm" svg:height="0.454cm" svg:x="2.541cm" svg:y="13.79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637cm" svg:height="0.454cm" svg:x="2.541cm" svg:y="15.381cm">
          <draw:text-box>
            <text:p text:style-name="P2"><text:span text:style-name="T2">module BCD_to_Excess3_tb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6.176cm">
          <draw:text-box>
            <text:p text:style-name="P2"><text:span text:style-name="T2">reg [3:0] BCD; 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54cm" svg:height="0.454cm" svg:x="3.811cm" svg:y="16.968cm">
          <draw:text-box>
            <text:p text:style-name="P2"><text:span text:style-name="T2">wire [3:0] Excess3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485cm" svg:height="0.454cm" svg:x="3.811cm" svg:y="18.556cm">
          <draw:text-box>
            <text:p text:style-name="P2"><text:span text:style-name="T2">BCD_to_Excess3 excess3(.e(Excess3), .b(BCD)); </text:span></text:p>
          </draw:text-box>
        </draw:frame>
        <draw:frame draw:style-name="gr2" draw:text-style-name="P3" draw:layer="layout" svg:width="0.388cm" svg:height="0.454cm" svg:x="2.541cm" svg:y="19.3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20.144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0.936cm">
          <draw:text-box>
            <text:p text:style-name="P2"><text:span text:style-name="T2">BCD = 4'b0000; #50; </text:span></text:p>
          </draw:text-box>
        </draw:frame>
        <draw:frame draw:style-name="gr2" draw:text-style-name="P3" draw:layer="layout" svg:width="0.388cm" svg:height="0.454cm" svg:x="2.54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1.732cm">
          <draw:text-box>
            <text:p text:style-name="P2"><text:span text:style-name="T2">BCD = 4'b0001; #50; </text:span></text:p>
          </draw:text-box>
        </draw:frame>
        <draw:frame draw:style-name="gr2" draw:text-style-name="P3" draw:layer="layout" svg:width="0.388cm" svg:height="0.454cm" svg:x="2.54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2.523cm">
          <draw:text-box>
            <text:p text:style-name="P2"><text:span text:style-name="T2">BCD = 4'b0010; #50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3.315cm">
          <draw:text-box>
            <text:p text:style-name="P2"><text:span text:style-name="T2">BCD = 4'b0011; #50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4.111cm">
          <draw:text-box>
            <text:p text:style-name="P2"><text:span text:style-name="T2">BCD = 4'b0100; #50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4.902cm">
          <draw:text-box>
            <text:p text:style-name="P2"><text:span text:style-name="T2">BCD = 4'b0101; #50; </text:span></text:p>
          </draw:text-box>
        </draw:frame>
      </draw:page>
      <draw:page draw:name="page15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.548cm">
          <draw:text-box>
            <text:p text:style-name="P2"><text:span text:style-name="T2">BCD = 4'b0110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3.339cm">
          <draw:text-box>
            <text:p text:style-name="P2"><text:span text:style-name="T2">BCD = 4'b011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4.135cm">
          <draw:text-box>
            <text:p text:style-name="P2"><text:span text:style-name="T2">BCD = 4'b1000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4.927cm">
          <draw:text-box>
            <text:p text:style-name="P2"><text:span text:style-name="T2">BCD = 4'b100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5.723cm">
          <draw:text-box>
            <text:p text:style-name="P2"><text:span text:style-name="T2">// input 4'b1010 to 4'b1111 were ignored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6.514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7.31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.027cm" svg:height="0.518cm" svg:x="2.54cm" svg:y="2.539cm" svg:viewBox="0 0 3028 519" draw:points="0,519 3028,519 3028,0 0,0">
          <text:p/>
        </draw:polygon>
        <draw:frame draw:style-name="gr2" draw:text-style-name="P3" draw:layer="layout" svg:width="3.795cm" svg:height="0.454cm" svg:x="2.541cm" svg:y="2.598cm">
          <draw:text-box>
            <text:p text:style-name="P2"><text:span text:style-name="T1">Excess-3_to_BCD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081cm" svg:height="0.454cm" svg:x="2.541cm" svg:y="5.066cm">
          <draw:text-box>
            <text:p text:style-name="P2"><text:span text:style-name="T2">module Excess3_to_BCD(b, e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77cm" svg:height="0.454cm" svg:x="3.811cm" svg:y="5.858cm">
          <draw:text-box>
            <text:p text:style-name="P2"><text:span text:style-name="T2">input [3:0] e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61cm" svg:height="0.454cm" svg:x="3.811cm" svg:y="6.654cm">
          <draw:text-box>
            <text:p text:style-name="P2"><text:span text:style-name="T2">output [3:0] b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89cm" svg:height="0.454cm" svg:x="3.811cm" svg:y="7.446cm">
          <draw:text-box>
            <text:p text:style-name="P2"><text:span text:style-name="T2">wire w1,w2; <text:s/></text:span></text:p>
          </draw:text-box>
        </draw:frame>
        <draw:frame draw:style-name="gr2" draw:text-style-name="P3" draw:layer="layout" svg:width="0.388cm" svg:height="0.454cm" svg:x="6.35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7.622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064cm" svg:height="0.454cm" svg:x="8.892cm" svg:y="7.446cm">
          <draw:text-box>
            <text:p text:style-name="P2"><text:span text:style-name="T2">// w1=e[0]|e[1], w2=w1&amp;e[2]; 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37cm" svg:height="0.454cm" svg:x="3.811cm" svg:y="9.034cm">
          <draw:text-box>
            <text:p text:style-name="P2"><text:span text:style-name="T2">not(b[0], e[0]); </text:span></text:p>
          </draw:text-box>
        </draw:frame>
        <draw:frame draw:style-name="gr2" draw:text-style-name="P3" draw:layer="layout" svg:width="0.388cm" svg:height="0.454cm" svg:x="2.541cm" svg:y="9.8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7cm" svg:height="0.454cm" svg:x="3.811cm" svg:y="9.826cm">
          <draw:text-box>
            <text:p text:style-name="P2"><text:span text:style-name="T2">xor(b[1], e[1], e[0]);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39cm" svg:height="0.454cm" svg:x="3.811cm" svg:y="10.622cm">
          <draw:text-box>
            <text:p text:style-name="P2"><text:span text:style-name="T2">and(w1, e[0], e[1]); 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87cm" svg:height="0.454cm" svg:x="3.811cm" svg:y="11.413cm">
          <draw:text-box>
            <text:p text:style-name="P2"><text:span text:style-name="T2">xnor(b[2], w1, e[2]); </text:span></text:p>
          </draw:text-box>
        </draw:frame>
        <draw:frame draw:style-name="gr2" draw:text-style-name="P3" draw:layer="layout" svg:width="0.388cm" svg:height="0.454cm" svg:x="2.541cm" svg:y="12.2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8cm" svg:height="0.454cm" svg:x="3.811cm" svg:y="12.209cm">
          <draw:text-box>
            <text:p text:style-name="P2"><text:span text:style-name="T2">or(w2, w1, e[2]); </text:span></text:p>
          </draw:text-box>
        </draw:frame>
        <draw:frame draw:style-name="gr2" draw:text-style-name="P3" draw:layer="layout" svg:width="0.388cm" svg:height="0.454cm" svg:x="2.541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3cm" svg:height="0.454cm" svg:x="3.811cm" svg:y="13.001cm">
          <draw:text-box>
            <text:p text:style-name="P2"><text:span text:style-name="T2">and(b[3], w2, e[3]); </text:span></text:p>
          </draw:text-box>
        </draw:frame>
        <draw:frame draw:style-name="gr2" draw:text-style-name="P3" draw:layer="layout" svg:width="2.318cm" svg:height="0.454cm" svg:x="2.541cm" svg:y="13.79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637cm" svg:height="0.454cm" svg:x="2.541cm" svg:y="15.381cm">
          <draw:text-box>
            <text:p text:style-name="P2"><text:span text:style-name="T2">module Excess3_to_BCD_tb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72cm" svg:height="0.454cm" svg:x="3.811cm" svg:y="16.176cm">
          <draw:text-box>
            <text:p text:style-name="P2"><text:span text:style-name="T2">reg [3:0] Excess3; 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05cm" svg:height="0.454cm" svg:x="3.811cm" svg:y="16.968cm">
          <draw:text-box>
            <text:p text:style-name="P2"><text:span text:style-name="T2">wire [3:0] BCD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38cm" svg:height="0.454cm" svg:x="3.811cm" svg:y="18.556cm">
          <draw:text-box>
            <text:p text:style-name="P2"><text:span text:style-name="T2">Excess3_to_BCD e2b(.b(BCD), .e(Excess3)); </text:span></text:p>
          </draw:text-box>
        </draw:frame>
        <draw:frame draw:style-name="gr2" draw:text-style-name="P3" draw:layer="layout" svg:width="0.388cm" svg:height="0.454cm" svg:x="2.541cm" svg:y="19.3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20.144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20.936cm">
          <draw:text-box>
            <text:p text:style-name="P2"><text:span text:style-name="T2">// input 4'b0000 to 4'b0010 were ignored </text:span></text:p>
          </draw:text-box>
        </draw:frame>
        <draw:frame draw:style-name="gr2" draw:text-style-name="P3" draw:layer="layout" svg:width="0.388cm" svg:height="0.454cm" svg:x="2.54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1.732cm">
          <draw:text-box>
            <text:p text:style-name="P2"><text:span text:style-name="T2">Excess3 = 4'b0011; #50; </text:span></text:p>
          </draw:text-box>
        </draw:frame>
        <draw:frame draw:style-name="gr2" draw:text-style-name="P3" draw:layer="layout" svg:width="0.388cm" svg:height="0.454cm" svg:x="2.54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2.523cm">
          <draw:text-box>
            <text:p text:style-name="P2"><text:span text:style-name="T2">Excess3 = 4'b0100; #50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3.315cm">
          <draw:text-box>
            <text:p text:style-name="P2"><text:span text:style-name="T2">Excess3 = 4'b0101; #50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4.111cm">
          <draw:text-box>
            <text:p text:style-name="P2"><text:span text:style-name="T2">Excess3 = 4'b0110; #50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4.902cm">
          <draw:text-box>
            <text:p text:style-name="P2"><text:span text:style-name="T2">Excess3 = 4'b0111; #50; </text:span></text:p>
          </draw:text-box>
        </draw:frame>
      </draw:page>
      <draw:page draw:name="page17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.548cm">
          <draw:text-box>
            <text:p text:style-name="P2"><text:span text:style-name="T2">Excess3 = 4'b1000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3.339cm">
          <draw:text-box>
            <text:p text:style-name="P2"><text:span text:style-name="T2">Excess3 = 4'b100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4.135cm">
          <draw:text-box>
            <text:p text:style-name="P2"><text:span text:style-name="T2">Excess3 = 4'b1010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4.927cm">
          <draw:text-box>
            <text:p text:style-name="P2"><text:span text:style-name="T2">Excess3 = 4'b101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5.723cm">
          <draw:text-box>
            <text:p text:style-name="P2"><text:span text:style-name="T2">Excess3 = 4'b1100; #50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6.514cm">
          <draw:text-box>
            <text:p text:style-name="P2"><text:span text:style-name="T2">// input 4'b1101 to 4'b1111 were ignored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7.31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8" draw:style-name="dp1" draw:master-page-name="master-page26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23" style:page-layout-name="PM0" draw:style-name="Mdp1"/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812"/>
    <meta:generator>LibreOffice/7.5.5.2$Linux_X86_64 LibreOffice_project/50$Build-2</meta:generator>
  </office:meta>
</office:document-meta>
</file>